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text-properties style:font-name="Arial" fo:font-weight="bold" officeooo:rsid="0030cdb9" officeooo:paragraph-rsid="0030cdb9" style:font-weight-asian="bold" style:font-weight-complex="bold"/>
    </style:style>
    <style:style style:name="P5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6" style:family="paragraph" style:parent-style-name="Standard">
      <style:text-properties style:font-name="Arial" fo:font-weight="bold" officeooo:rsid="00214bdb" officeooo:paragraph-rsid="00214bd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3805a2" officeooo:paragraph-rsid="003805a2" style:font-weight-asian="bold" style:font-weight-complex="bold"/>
    </style:style>
    <style:style style:name="P8" style:family="paragraph" style:parent-style-name="Standard">
      <style:text-properties style:font-name="Arial" fo:font-weight="bold" officeooo:rsid="0031ed5b" officeooo:paragraph-rsid="00258354" style:font-weight-asian="bold" style:font-weight-complex="bold"/>
    </style:style>
    <style:style style:name="P9" style:family="paragraph" style:parent-style-name="Standard">
      <style:text-properties style:font-name="Arial" fo:font-weight="bold" officeooo:rsid="00489e8e" officeooo:paragraph-rsid="00489e8e" style:font-weight-asian="bold" style:font-weight-complex="bold"/>
    </style:style>
    <style:style style:name="P10" style:family="paragraph" style:parent-style-name="Standard">
      <style:text-properties style:font-name="Arial" officeooo:rsid="0015b934" officeooo:paragraph-rsid="0015b934"/>
    </style:style>
    <style:style style:name="P11" style:family="paragraph" style:parent-style-name="Standard">
      <style:text-properties style:font-name="Arial" officeooo:rsid="0015b934" officeooo:paragraph-rsid="002e36c9"/>
    </style:style>
    <style:style style:name="P12" style:family="paragraph" style:parent-style-name="Standard">
      <style:text-properties style:font-name="Arial" officeooo:rsid="001780db" officeooo:paragraph-rsid="001780db"/>
    </style:style>
    <style:style style:name="P13" style:family="paragraph" style:parent-style-name="Standard">
      <style:text-properties style:font-name="Arial" officeooo:rsid="001780db" officeooo:paragraph-rsid="002e36c9"/>
    </style:style>
    <style:style style:name="P14" style:family="paragraph" style:parent-style-name="Standard">
      <style:text-properties style:font-name="Arial" officeooo:rsid="00190185" officeooo:paragraph-rsid="00190185"/>
    </style:style>
    <style:style style:name="P15" style:family="paragraph" style:parent-style-name="Standard">
      <style:text-properties style:font-name="Arial" officeooo:paragraph-rsid="00190185"/>
    </style:style>
    <style:style style:name="P16" style:family="paragraph" style:parent-style-name="Standard">
      <style:text-properties style:font-name="Arial" officeooo:rsid="00212545" officeooo:paragraph-rsid="00212545"/>
    </style:style>
    <style:style style:name="P17" style:family="paragraph" style:parent-style-name="Standard">
      <style:text-properties style:font-name="Arial" officeooo:rsid="00212545" officeooo:paragraph-rsid="002f0c13"/>
    </style:style>
    <style:style style:name="P18" style:family="paragraph" style:parent-style-name="Standard">
      <style:text-properties style:font-name="Arial" officeooo:rsid="00214bdb" officeooo:paragraph-rsid="00214bdb"/>
    </style:style>
    <style:style style:name="P19" style:family="paragraph" style:parent-style-name="Standard">
      <style:text-properties style:font-name="Arial" officeooo:rsid="0022c130" officeooo:paragraph-rsid="0022c130"/>
    </style:style>
    <style:style style:name="P20" style:family="paragraph" style:parent-style-name="Standard">
      <style:text-properties style:font-name="Arial" officeooo:rsid="00249397" officeooo:paragraph-rsid="00249397"/>
    </style:style>
    <style:style style:name="P21" style:family="paragraph" style:parent-style-name="Standard">
      <style:text-properties style:font-name="Arial" officeooo:rsid="0012def0" officeooo:paragraph-rsid="0029d1f9"/>
    </style:style>
    <style:style style:name="P22" style:family="paragraph" style:parent-style-name="Standard">
      <style:text-properties style:font-name="Arial" officeooo:rsid="0012def0" officeooo:paragraph-rsid="0031ed5b"/>
    </style:style>
    <style:style style:name="P23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officeooo:rsid="002e36c9" officeooo:paragraph-rsid="002e36c9"/>
    </style:style>
    <style:style style:name="P27" style:family="paragraph" style:parent-style-name="Standard">
      <style:text-properties style:font-name="Arial" officeooo:rsid="002e36c9" officeooo:paragraph-rsid="003d4f1d"/>
    </style:style>
    <style:style style:name="P28" style:family="paragraph" style:parent-style-name="Standard">
      <style:text-properties style:font-name="Arial" officeooo:rsid="002f0c13" officeooo:paragraph-rsid="002f0c13"/>
    </style:style>
    <style:style style:name="P29" style:family="paragraph" style:parent-style-name="Standard">
      <style:text-properties style:font-name="Arial" officeooo:rsid="00301959" officeooo:paragraph-rsid="00301959"/>
    </style:style>
    <style:style style:name="P30" style:family="paragraph" style:parent-style-name="Standard">
      <style:text-properties style:font-name="Arial" officeooo:rsid="0030cdb9" officeooo:paragraph-rsid="0030cdb9"/>
    </style:style>
    <style:style style:name="P31" style:family="paragraph" style:parent-style-name="Standard">
      <style:text-properties style:font-name="Arial" officeooo:rsid="0031627e" officeooo:paragraph-rsid="0031627e"/>
    </style:style>
    <style:style style:name="P32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489e8e" officeooo:paragraph-rsid="00489e8e" style:font-weight-asian="normal" style:font-weight-complex="normal"/>
    </style:style>
    <style:style style:name="P34" style:family="paragraph" style:parent-style-name="Standard">
      <style:text-properties style:font-name="Arial" officeooo:rsid="003805a2" officeooo:paragraph-rsid="003805a2"/>
    </style:style>
    <style:style style:name="P35" style:family="paragraph" style:parent-style-name="Standard">
      <style:text-properties style:font-name="Arial" officeooo:rsid="00212545" officeooo:paragraph-rsid="002f0c13" fo:background-color="#b4c7dc"/>
    </style:style>
    <style:style style:name="P36" style:family="paragraph" style:parent-style-name="Standard">
      <style:text-properties style:font-name="Arial" officeooo:rsid="0038c3e5" officeooo:paragraph-rsid="0038c3e5" fo:background-color="#b4c7dc"/>
    </style:style>
    <style:style style:name="P37" style:family="paragraph" style:parent-style-name="Standard">
      <style:text-properties style:font-name="Arial" officeooo:rsid="003c7084" officeooo:paragraph-rsid="003c7084" fo:background-color="#b4c7dc"/>
    </style:style>
    <style:style style:name="P38" style:family="paragraph" style:parent-style-name="Standard">
      <style:text-properties style:font-name="Arial" officeooo:rsid="003a7b35" officeooo:paragraph-rsid="003a7b35"/>
    </style:style>
    <style:style style:name="P39" style:family="paragraph" style:parent-style-name="Standard">
      <style:text-properties style:font-name="Arial" officeooo:rsid="003c7084" officeooo:paragraph-rsid="003c7084"/>
    </style:style>
    <style:style style:name="P40" style:family="paragraph" style:parent-style-name="Standard">
      <style:text-properties style:font-name="Arial" officeooo:rsid="003a7b35" officeooo:paragraph-rsid="003a7b35" fo:background-color="#ffff00"/>
    </style:style>
    <style:style style:name="P41" style:family="paragraph" style:parent-style-name="Standard">
      <style:text-properties style:font-name="Arial" officeooo:rsid="003c7084" officeooo:paragraph-rsid="003c7084" fo:background-color="#ffff00"/>
    </style:style>
    <style:style style:name="P42" style:family="paragraph" style:parent-style-name="Standard">
      <style:text-properties style:font-name="Arial" officeooo:rsid="003d4f1d" officeooo:paragraph-rsid="003d4f1d"/>
    </style:style>
    <style:style style:name="P43" style:family="paragraph" style:parent-style-name="Standard">
      <style:text-properties style:font-name="Arial" officeooo:rsid="0038c3e5" officeooo:paragraph-rsid="002f0c13"/>
    </style:style>
    <style:style style:name="P44" style:family="paragraph" style:parent-style-name="Standard">
      <style:text-properties style:font-name="Arial" officeooo:rsid="002fab2b" officeooo:paragraph-rsid="002f0c13" fo:background-color="#ffa6a6"/>
    </style:style>
    <style:style style:name="P45" style:family="paragraph" style:parent-style-name="Standard">
      <style:paragraph-properties fo:break-before="page"/>
      <style:text-properties style:font-name="Arial" fo:font-weight="bold" officeooo:rsid="00301959" officeooo:paragraph-rsid="00301959" style:font-weight-asian="bold" style:font-weight-complex="bold"/>
    </style:style>
    <style:style style:name="P46" style:family="paragraph" style:parent-style-name="Standard">
      <style:text-properties style:font-name="Arial" officeooo:rsid="0030cdb9" officeooo:paragraph-rsid="0030cdb9"/>
    </style:style>
    <style:style style:name="P47" style:family="paragraph" style:parent-style-name="Standard">
      <style:text-properties style:font-name="Arial" officeooo:rsid="004a6501" officeooo:paragraph-rsid="004a6501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text-align="end" style:writing-mode="lr-tb"/>
    </style:style>
    <style:style style:name="P50" style:family="paragraph">
      <loext:graphic-properties draw:fill="solid" draw:fill-color="#ffffff"/>
      <style:paragraph-properties fo:text-align="center" style:writing-mode="lr-tb"/>
    </style:style>
    <style:style style:name="P51" style:family="paragraph">
      <style:paragraph-properties fo:text-align="center"/>
    </style:style>
    <style:style style:name="T1" style:family="text">
      <style:text-properties officeooo:rsid="0022c13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weight="bold" fo:background-color="#ffffff" loext:char-shading-value="0" style:font-weight-asian="bold" style:font-weight-complex="bold"/>
    </style:style>
    <style:style style:name="T4" style:family="text">
      <style:text-properties fo:color="#000000" fo:background-color="#ffff00" loext:char-shading-value="0"/>
    </style:style>
    <style:style style:name="T5" style:family="text">
      <style:text-properties officeooo:rsid="0029d1f9"/>
    </style:style>
    <style:style style:name="T6" style:family="text">
      <style:text-properties officeooo:rsid="002e36c9"/>
    </style:style>
    <style:style style:name="T7" style:family="text">
      <style:text-properties officeooo:rsid="002f0c13"/>
    </style:style>
    <style:style style:name="T8" style:family="text">
      <style:text-properties officeooo:rsid="00301959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a6a6" loext:char-shading-value="0"/>
    </style:style>
    <style:style style:name="T11" style:family="text">
      <style:text-properties officeooo:rsid="003c7084" fo:background-color="#ffa6a6" loext:char-shading-value="0"/>
    </style:style>
    <style:style style:name="T12" style:family="text">
      <style:text-properties officeooo:rsid="0031627e"/>
    </style:style>
    <style:style style:name="T13" style:family="text">
      <style:text-properties officeooo:rsid="003805a2"/>
    </style:style>
    <style:style style:name="T14" style:family="text">
      <style:text-properties officeooo:rsid="0038c3e5"/>
    </style:style>
    <style:style style:name="T15" style:family="text">
      <style:text-properties officeooo:rsid="003c7084"/>
    </style:style>
    <style:style style:name="T16" style:family="text">
      <style:text-properties officeooo:rsid="003d4f1d"/>
    </style:style>
    <style:style style:name="T17" style:family="text">
      <style:text-properties officeooo:rsid="0041a650"/>
    </style:style>
    <style:style style:name="T18" style:family="text">
      <style:text-properties officeooo:rsid="004783cb"/>
    </style:style>
    <style:style style:name="T19" style:family="text">
      <style:text-properties style:font-name="Arial" fo:font-size="12pt" style:font-name-complex="Arial"/>
    </style:style>
    <style:style style:name="T20" style:family="text">
      <style:text-properties fo:font-size="12pt"/>
    </style:style>
    <style:style style:name="T21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2021 <text:span text:style-name="T6">Fall</text:span>: CPSC 240</text:p>
      <text:p text:style-name="P25"><text:span text:style-name="T6">Practice </text:span>Assignment <text:span text:style-name="T13">2</text:span></text:p>
      <text:p text:style-name="P7">Right Triangles</text:p>
      <text:p text:style-name="P1"/>
      <text:p text:style-name="P1"/>
      <text:p text:style-name="P2">Preface</text:p>
      <text:p text:style-name="P10"/>
      <text:p text:style-name="P34">In the previous assignment you learned to manage the I/O of arrays of char. <text:s/>In this assignment you learn how to manage the I/O of 64-bit float numbers.</text:p>
      <text:p text:style-name="P10"/>
      <text:p text:style-name="P10"/>
      <text:p text:style-name="P10"/>
      <text:p text:style-name="P2">Basic requirements</text:p>
      <text:p text:style-name="P10"/>
      <text:p text:style-name="P11">Make a program satisfying the structure given in the diagram that follows. <text:s text:c="2"/>The <text:span text:style-name="T6">application </text:span>purpose of the program is <text:span text:style-name="T6">that you input <text:s/></text:span><text:span text:style-name="T13">the lengths of two sides of a right triangle and your program outputs some computed values, namely, the area and the length of the hypotenuse.</text:span></text:p>
      <text:p text:style-name="P11"/>
      <text:p text:style-name="P27">The academic purpose of this program is that you experience how to <text:span text:style-name="T13">input a float in assembly and how to output a float number with proper formatting. <text:s/>There are no integers in this assignment.</text:span></text:p>
      <text:p text:style-name="P13"/>
      <text:p text:style-name="P12"/>
      <text:p text:style-name="P3">Calling structure</text:p>
      <text:p text:style-name="P14"/>
      <text:p text:style-name="P15"><draw:g text:anchor-type="paragraph" draw:z-index="0" draw:name="Shape1" draw:style-name="gr1"><draw:custom-shape draw:name="Forma2" draw:style-name="gr2" draw:text-style-name="P50" svg:width="5.802cm" svg:height="1.874cm" svg:x="2.752cm" svg:y="0.416cm"><text:p text:style-name="P48"/><text:p text:style-name="P48"/><text:p text:style-name="P48"><text:span text:style-name="T19">pythagoras</text:span><text:span text:style-name="T20">.c</text:span></text:p><text:p text:style-name="P49"><text:span text:style-name="T21"/></text:p><text:p text:style-name="P49"><text:span text:style-name="T21">C language</text:span></text:p><text:p text:style-name="P49"><text:span text:style-name="T21"/></text:p><draw:enhanced-geometry svg:viewBox="0 0 21600 21600" draw:type="rectangle" draw:enhanced-path="M 0 0 L 21600 0 21600 21600 0 21600 0 0 Z N"/></draw:custom-shape><draw:custom-shape draw:name="Forma2" draw:style-name="gr2" draw:text-style-name="P50" svg:width="5.802cm" svg:height="1.874cm" svg:x="2.801cm" svg:y="3.72cm"><text:p text:style-name="P48"/><text:p text:style-name="P48">triangle.asm</text:p><text:p text:style-name="P49"><text:span text:style-name="T21"/></text:p><text:p text:style-name="P49"><text:span text:style-name="T21">X86 language</text:span></text:p><text:p text:style-name="P49"><text:span text:style-name="T21"/></text:p><draw:enhanced-geometry svg:viewBox="0 0 21600 21600" draw:type="rectangle" draw:enhanced-path="M 0 0 L 21600 0 21600 21600 0 21600 0 0 Z N"/></draw:custom-shape><draw:custom-shape draw:name="Forma2" draw:style-name="gr3" draw:text-style-name="P50" svg:width="3.68cm" svg:height="1.874cm" svg:x="11.857cm" svg:y="2.228cm"><text:p text:style-name="P48"/><text:p text:style-name="P48">r.sh</text:p><text:p text:style-name="P49"><text:span text:style-name="T21"/></text:p><text:p text:style-name="P49"><text:span text:style-name="T21">B</text:span><text:span text:style-name="T21">a</text:span><text:span text:style-name="T21">s</text:span><text:span text:style-name="T21">h</text:span><text:span text:style-name="T21"> </text:span><text:span text:style-name="T21"><text:s/></text:span><text:span text:style-name="T21"><text:s/></text:span></text:p><text:p text:style-name="P49"><text:span text:style-name="T21"/></text:p><draw:enhanced-geometry svg:viewBox="0 0 21600 21600" draw:type="rectangle" draw:enhanced-path="M 0 0 L 21600 0 21600 21600 0 21600 0 0 Z N"/></draw:custom-shape><draw:line draw:name="Forma3" draw:style-name="gr4" draw:text-style-name="P51" svg:x1="5.678cm" svg:y1="2.286cm" svg:x2="5.694cm" svg:y2="3.717cm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5"/>
      <text:p text:style-name="P26">The top level file begins the execution of the system. <text:s/>Its job is to welcome the user in a friendly manner. <text:s/>Typically the top level file does not know what the file below it is doing.</text:p>
      <text:p text:style-name="P26"/>
      <text:p text:style-name="P43">C language is required for the top level.</text:p>
      <text:p text:style-name="P28"/>
      <text:p text:style-name="P28"><text:soft-page-break/>The file r.sh is written in bash.</text:p>
      <text:p text:style-name="P28"/>
      <text:p text:style-name="P28"/>
      <text:p text:style-name="P28"/>
      <text:p text:style-name="P5">Sample dialog with the program</text:p>
      <text:p text:style-name="P16"/>
      <text:p text:style-name="P35">Welcome to <text:span text:style-name="T14">the Right Triangles</text:span><text:span text:style-name="T7"> </text:span><text:span text:style-name="T14">program maintained by Juan Diaz.</text:span></text:p>
      <text:p text:style-name="P35"/>
      <text:p text:style-name="P36">If errors are discovered please report them to Juan Diaz at juan@columbia.com <text:s/>for a qu<text:span text:style-name="T17">ick</text:span> fix. <text:s/>At Columbia Software the customer comes first.</text:p>
      <text:p text:style-name="P17"/>
      <text:p text:style-name="P38"><text:span text:style-name="T9">Please enter your last name:</text:span> <text:s/><text:span text:style-name="T10">Fink</text:span><text:span text:style-name="T11">e</text:span><text:span text:style-name="T10">lstein</text:span></text:p>
      <text:p text:style-name="P38"/>
      <text:p text:style-name="P38"><text:span text:style-name="T4">Please enter your title (Mr, Ms, Nurse, Engineer, etc):</text:span><text:span text:style-name="T2"> <text:s/></text:span><text:span text:style-name="T10">Fishmonger</text:span></text:p>
      <text:p text:style-name="P38"/>
      <text:p text:style-name="P38"><text:span text:style-name="T9">Please enter the sides of your triangle separated by ws:</text:span> <text:s/><text:span text:style-name="T10">3.95</text:span> <text:s text:c="2"/>4<text:span text:style-name="T10">.61</text:span></text:p>
      <text:p text:style-name="P38"/>
      <text:p text:style-name="P40">The area of this triangle is 9.10475 <text:span text:style-name="T15">square units</text:span></text:p>
      <text:p text:style-name="P38"/>
      <text:p text:style-name="P41">The length of the hypotenuse is 6.070798959 units.</text:p>
      <text:p text:style-name="P38"/>
      <text:p text:style-name="P41">Please enjoy your triangles Fishmonger Finkelstein.</text:p>
      <text:p text:style-name="P39"/>
      <text:p text:style-name="P37">The main function received this number <text:s/>6.0708 and plans to keep it.</text:p>
      <text:p text:style-name="P37"/>
      <text:p text:style-name="P37">An integer zero will be returned to the operating system. <text:s/>Bye.</text:p>
      <text:p text:style-name="P17"/>
      <text:p text:style-name="P17"/>
      <text:p text:style-name="P17"/>
      <text:p text:style-name="P17"/>
      <text:p text:style-name="P44"/>
      <text:p text:style-name="P17"/>
      <text:p text:style-name="P17">------------------------------------------------------------------------------------------------------------</text:p>
      <text:p text:style-name="P15"/>
      <text:p text:style-name="P29">Legend. <text:s/>The text in light blue is output from the welcome <text:span text:style-name="T16">pythagoras module written in C.</text:span></text:p>
      <text:p text:style-name="P29"/>
      <text:p text:style-name="P29">The text in yellow is output from the <text:span text:style-name="T16">triangle</text:span> module (X86).</text:p>
      <text:p text:style-name="P15"/>
      <text:p text:style-name="P29">The text in pink is input from the keyboard.</text:p>
      <text:p text:style-name="P15"/>
      <text:p text:style-name="P15"/>
      <text:p text:style-name="P6"/>
      <text:p text:style-name="P45">The requirements of this program</text:p>
      <text:p text:style-name="P18"/>
      <text:p text:style-name="P18">The calling structure diagram must be preserved. <text:s/><text:span text:style-name="T8">That means </text:span><text:span text:style-name="T16">pythagoras</text:span><text:span text:style-name="T8"> must call </text:span><text:span text:style-name="T16">triangle</text:span><text:span text:style-name="T8">.</text:span></text:p>
      <text:p text:style-name="P18"/>
      <text:p text:style-name="P42">An essential ingredient of assembly programming is commonly called block structuring. <text:s/>That is the practice of grouping instructions that jointly accomplish a single purpose. <text:s/>Block structuring of X86 source code is seen in all the posted examples. <text:s/>The purpose of each block is shown in the comments.</text:p>
      <text:p text:style-name="P18"/>
      <text:p text:style-name="P18">The program must run <text:span text:style-name="T16">without seg faults.</text:span></text:p>
      <text:p text:style-name="P18"/>
      <text:p text:style-name="P18">The two source files mus<text:span text:style-name="T1">t carry the proper correct open source license.</text:span></text:p>
      <text:p text:style-name="P18"/>
      <text:p text:style-name="P19">The two source files must carry the professional identification in areas of author, program, and module</text:p>
      <text:p text:style-name="P19"/>
      <text:p text:style-name="P42">Comments are your own words. <text:s/>You may borrow the source statements, but at least enter comments that you create, and therefore, you understand.</text:p>
      <text:p text:style-name="P18"/>
      <text:p text:style-name="P30">It is ok to copy executable source code from other programs found on the web, but don’t copy the comments found on the web. <text:s/><text:span text:style-name="T16">C</text:span>reate your own comments. <text:s/><text:span text:style-name="T12">You must personalize the program to make it your own.</text:span></text:p>
      <text:p text:style-name="P30"/>
      <text:p text:style-name="P47">Late edit: Lengths of sides of triangles cannot be zero or negative. <text:s/>Therefore, if the user inputs a negative or zero value for a length then display a message that an invalid input was received and the user must restart the program.</text:p>
      <text:p text:style-name="P30"/>
      <text:p text:style-name="P18"/>
      <text:p text:style-name="P4">Suggested date of completion</text:p>
      <text:p text:style-name="P19"/>
      <text:p text:style-name="P31">September <text:span text:style-name="T18">17</text:span>, 2021</text:p>
      <text:p text:style-name="P19"/>
      <text:p text:style-name="P31">If you finish this practice assignment by the above date you are making normal progress.</text:p>
      <text:p text:style-name="P20"/>
      <text:p text:style-name="P20"/>
      <text:p text:style-name="P9">Midterm tests</text:p>
      <text:p text:style-name="P8"/>
      <text:p text:style-name="P33">The sixth week is September 26-30. <text:s/>One day is programming and one day is general concepts. <text:s/>We have to figure out which one comes first.</text:p>
      <text:p text:style-name="P32"/>
      <text:p text:style-name="P32"/>
      <text:p text:style-name="P32"/>
      <text:p text:style-name="P32"/>
      <text:p text:style-name="P22"/>
      <text:p text:style-name="P21"/>
      <text:p text:style-name="P23">Software. <text:s/>This document was created by “Libre Office Writer” word processor. <text:s/>The file is saved in an open source format known as “odt”. <text:s/>If you open this document using Microsoft software then <text:span text:style-name="T5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<text:soft-page-break/>Office, which is available as a free downloa<text:span text:style-name="T2">d at <text:s text:c="2"/></text:span><text:span text:style-name="T3">https://www.libreoffice.org/download/download/</text:span><text:span text:style-name="T2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27:42.161642196</meta:creation-date>
    <dc:date>2021-09-16T10:27:07.484526724</dc:date>
    <meta:editing-duration>PT2H18M58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4" meta:paragraph-count="43" meta:word-count="719" meta:character-count="4321" meta:non-whitespace-character-count="3606"/>
  </office:meta>
</office:document-meta>
</file>